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2E0000011CE2C79D1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0.202cm" fo:min-width="18.452cm"/>
    </style:style>
    <style:style style:name="gr14" style:family="graphic" style:parent-style-name="standard">
      <style:graphic-properties draw:stroke="dash" draw:stroke-dash="Ultrafine_20_Dashed" svg:stroke-width="0cm" draw:marker-start-width="0cm" draw:marker-end-width="0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33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loext:graphic-properties draw:fill="hatch" draw:fill-color="#ff0000" draw:fill-hatch-name="Hatch_20_2" draw:fill-hatch-solid="fals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hatch" draw:fill-color="#ff0000" draw:fill-hatch-name="Hatch_20_3" draw:fill-hatch-solid="fals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hatch" draw:fill-color="#ff0000" draw:fill-hatch-name="Black_20_45_20_Degrees" draw:fill-hatch-solid="fals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33cc66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83ca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536870912" draw:style-name="gr2" draw:text-style-name="P2" draw:layer="layout" svg:width="6.5cm" svg:height="0.5cm" svg:x="5.6cm" svg:y="6.197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4" draw:layer="layout" svg:width="6.5cm" svg:height="0.5cm" svg:x="5.6cm" svg:y="7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5" draw:layer="layout" svg:width="6.5cm" svg:height="0.5cm" svg:x="5.6cm" svg:y="7.8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6" draw:layer="layout" svg:width="3.5cm" svg:height="0.75cm" svg:x="1cm" svg:y="5.4cm">
          <draw:text-box>
            <text:p><text:span text:style-name="T1">&lt;label&gt;</text:span></text:p>
          </draw:text-box>
        </draw:frame>
        <draw:frame draw:name="titre" draw:style-name="gr8" draw:text-style-name="P7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name="Logo" draw:style-name="gr9" draw:text-style-name="P8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.6cm" svg:x2="12cm" svg:y2="9.6cm">
          <text:p/>
        </draw:line>
        <draw:custom-shape draw:name="activite-3" draw:style-name="gr11" draw:text-style-name="P9" draw:layer="layout" svg:width="6.5cm" svg:height="0.5cm" svg:x="5.6cm" svg:y="8.6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0" draw:style-name="gr12" draw:text-style-name="P10" draw:layer="layout" svg:width="6.5cm" svg:height="0.5cm" svg:x="5.576cm" svg:y="5.52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tegory" draw:style-name="gr13" draw:text-style-name="P12" draw:layer="layout" svg:width="19cm" svg:height="0.5cm" svg:x="1cm" svg:y="10.5cm">
          <text:p text:style-name="P11"><text:span text:style-name="T3">&lt;category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gne-cahier" draw:style-name="gr14" draw:text-style-name="P1" draw:layer="layout" svg:x1="5.5cm" svg:y1="10cm" svg:x2="12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2-21T10:45:41</meta:creation-date>
    <dc:date>2015-12-11T15:00:34.749000000</dc:date>
    <meta:editing-duration>P1DT42M49S</meta:editing-duration>
    <meta:editing-cycles>38</meta:editing-cycles>
    <meta:generator>LibreOffice/4.4.6.3$Windows_x86 LibreOffice_project/e8938fd3328e95dcf59dd64e7facd2c7d67c704d</meta:generator>
    <dc:title>Planning détaillé</dc:title>
    <meta:document-statistic meta:object-count="14"/>
    <meta:user-defined meta:name="Info 1">Gertrude</meta:user-defined>
    <meta:user-defined meta:name="Info 2"/>
    <meta:user-defined meta:name="Info 3"/>
    <meta:user-defined meta:name="Info 4"/>
  </office:meta>
</office:document-meta>
</file>